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sei.votorantim.sp.gov.br/" office:target-frame-name="_top" xlink:show="replace"><text:span text:style-name="Hyperlink">https://sei.votorantim.sp.gov.br/</text:span></text:a></text:p>
      <text:p text:style-name="Normal">ping sei.votorantim.sp.gov.b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Kinkel Serejo</meta:initial-creator>
    <dc:creator>Fernando Kinkel Serejo</dc:creator>
    <meta:creation-date>2024-09-10T16:51:00Z</meta:creation-date>
    <dc:date>2024-09-10T16:52:00Z</dc:date>
    <meta:template xlink:href="Normal.dotm" xlink:type="simple"/>
    <meta:editing-cycles>3</meta:editing-cycles>
    <meta:editing-duration>PT60S</meta:editing-duration>
    <meta:document-statistic meta:page-count="1" meta:paragraph-count="1" meta:word-count="17" meta:character-count="114" meta:row-count="1" meta:non-whitespace-character-count="98"/>
  </office:meta>
</office:document-meta>
</file>